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Immagine 11" text:anchor-type="as-char" svg:x="0in" svg:y="0in" svg:width="1.73228in" svg:height="1.73228in" style:rel-width="scale" style:rel-height="scale"><draw:image xlink:href="media/image1.png" xlink:type="simple" xlink:show="embed" xlink:actuate="onLoad"/><svg:title/><svg:desc/></draw:frame><draw:frame draw:style-name="a1" draw:name="Immagine 12" text:anchor-type="as-char" svg:x="0in" svg:y="0in" svg:width="1.73228in" svg:height="1.73228in" style:rel-width="scale" style:rel-height="scale"><draw:image xlink:href="media/image2.png" xlink:type="simple" xlink:show="embed" xlink:actuate="onLoad"/><svg:title/><svg:desc/></draw:frame><draw:frame draw:style-name="a2" draw:name="Immagine 13" text:anchor-type="as-char" svg:x="0in" svg:y="0in" svg:width="1.73228in" svg:height="1.73228in" style:rel-width="scale" style:rel-height="scale"><draw:image xlink:href="media/image3.png" xlink:type="simple" xlink:show="embed" xlink:actuate="onLoad"/><svg:title/><svg:desc/></draw:frame><draw:frame draw:style-name="a3" draw:name="Immagine 14" text:anchor-type="as-char" svg:x="0in" svg:y="0in" svg:width="1.73228in" svg:height="1.73228in" style:rel-width="scale" style:rel-height="scale"><draw:image xlink:href="media/image4.png" xlink:type="simple" xlink:show="embed" xlink:actuate="onLoad"/><svg:title/><svg:desc/></draw:frame><draw:frame draw:style-name="a4" draw:name="Immagine 15" text:anchor-type="as-char" svg:x="0in" svg:y="0in" svg:width="1.73228in" svg:height="1.73228in" style:rel-width="scale" style:rel-height="scale"><draw:image xlink:href="media/image5.png" xlink:type="simple" xlink:show="embed" xlink:actuate="onLoad"/><svg:title/><svg:desc/></draw:frame><draw:frame draw:style-name="a5" draw:name="Immagine 16" text:anchor-type="as-char" svg:x="0in" svg:y="0in" svg:width="1.73228in" svg:height="1.73228in" style:rel-width="scale" style:rel-height="scale"><draw:image xlink:href="media/image6.png" xlink:type="simple" xlink:show="embed" xlink:actuate="onLoad"/><svg:title/><svg:desc/></draw:frame><draw:frame draw:style-name="a6" draw:name="Immagine 17" text:anchor-type="as-char" svg:x="0in" svg:y="0in" svg:width="1.73228in" svg:height="1.73228in" style:rel-width="scale" style:rel-height="scale"><draw:image xlink:href="media/image7.png" xlink:type="simple" xlink:show="embed" xlink:actuate="onLoad"/><svg:title/><svg:desc/></draw:frame><draw:frame draw:style-name="a7" draw:name="Immagine 18" text:anchor-type="as-char" svg:x="0in" svg:y="0in" svg:width="1.73228in" svg:height="1.73228in" style:rel-width="scale" style:rel-height="scale"><draw:image xlink:href="media/image8.png" xlink:type="simple" xlink:show="embed" xlink:actuate="onLoad"/><svg:title/><svg:desc/></draw:frame><draw:frame draw:style-name="a8" draw:name="Immagine 6" text:anchor-type="as-char" svg:x="0in" svg:y="0in" svg:width="1.73228in" svg:height="1.73228in" style:rel-width="scale" style:rel-height="scale"><draw:image xlink:href="media/image9.png" xlink:type="simple" xlink:show="embed" xlink:actuate="onLoad"/><svg:title/><svg:desc/></draw:frame><draw:frame draw:style-name="a9" draw:name="Immagine 7" text:anchor-type="as-char" svg:x="0in" svg:y="0in" svg:width="1.73228in" svg:height="1.73228in" style:rel-width="scale" style:rel-height="scale"><draw:image xlink:href="media/image10.png" xlink:type="simple" xlink:show="embed" xlink:actuate="onLoad"/><svg:title/><svg:desc/></draw:frame><draw:frame draw:style-name="a10" draw:name="Immagine 8" text:anchor-type="as-char" svg:x="0in" svg:y="0in" svg:width="1.73228in" svg:height="1.73228in" style:rel-width="scale" style:rel-height="scale"><draw:image xlink:href="media/image11.png" xlink:type="simple" xlink:show="embed" xlink:actuate="onLoad"/><svg:title/><svg:desc/></draw:frame><draw:frame draw:style-name="a11" draw:name="Immagine 9" text:anchor-type="as-char" svg:x="0in" svg:y="0in" svg:width="1.73228in" svg:height="1.73228in" style:rel-width="scale" style:rel-height="scale"><draw:image xlink:href="media/image12.png" xlink:type="simple" xlink:show="embed" xlink:actuate="onLoad"/><svg:title/><svg:desc/></draw:frame><draw:frame draw:style-name="a12" draw:name="Immagine 10" text:anchor-type="as-char" svg:x="0in" svg:y="0in" svg:width="1.73228in" svg:height="1.73228in" style:rel-width="scale" style:rel-height="scale"><draw:image xlink:href="media/image1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ccolò Salvi</meta:initial-creator>
    <dc:creator>Niccolò Salvi</dc:creator>
    <meta:creation-date>2021-02-15T09:09:00Z</meta:creation-date>
    <dc:date>2021-06-02T07:53:00Z</dc:date>
    <meta:print-date>2021-03-04T07:04:00Z</meta:print-date>
    <meta:template xlink:href="Normal" xlink:type="simple"/>
    <meta:editing-cycles>4</meta:editing-cycles>
    <meta:editing-duration>PT720S</meta:editing-duration>
    <meta:document-statistic meta:page-count="1" meta:paragraph-count="1" meta:word-count="2" meta:character-count="13" meta:row-count="1" meta:non-whitespace-character-count="12"/>
  </office:meta>
</office:document-meta>
</file>